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3fd78" officeooo:paragraph-rsid="0013fd78"/>
    </style:style>
    <style:style style:name="P2" style:family="paragraph" style:parent-style-name="Text_20_body">
      <style:text-properties officeooo:rsid="0014ef13" officeooo:paragraph-rsid="0014ef13"/>
    </style:style>
    <style:style style:name="P3" style:family="paragraph" style:parent-style-name="Text_20_body">
      <style:text-properties officeooo:rsid="0016967b" officeooo:paragraph-rsid="0016967b"/>
    </style:style>
    <style:style style:name="T1" style:family="text">
      <style:text-properties fo:font-style="normal" style:font-style-asian="normal" style:font-style-complex="normal"/>
    </style:style>
    <style:style style:name="T2" style:family="text">
      <style:text-properties officeooo:rsid="0015ec1d"/>
    </style:style>
    <style:style style:name="T3" style:family="text">
      <style:text-properties officeooo:rsid="001696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IR filter part – to be inserted in LATEX</text:p>
      <text:p text:style-name="Text_20_body"/>
      <text:h text:style-name="Heading_20_1" text:outline-level="1">FIR Filters</text:h>
      <text:p text:style-name="P1">As opposed to the IIR filters, the FIR filters lacks a feedback network, rather it is a <text:span text:style-name="T1">feed-forward</text:span>. As such the output is only dependent on passed and present input values. The lack of a feedback networks results in a finite impulse response, thus the name Finite impulse response filters. The FIR filter is realized through the following difference equation:</text:p>
      <text:p text:style-name="P1"/>
      <text:p text:style-name="P1"><text:s text:c="2"/>\begin{equation}</text:p>
      <text:p text:style-name="P1">y[n] = \sum\limits{k=0}^M b_kx[n-k]</text:p>
      <text:p text:style-name="P1">\end{equation}</text:p>
      <text:p text:style-name="P1"/>
      <text:p text:style-name="P1">,where M is finite. <text:span text:style-name="T3">A general FIR filter on the transposed direct form is shown in the figure below \todo{fix the reference to the figure}</text:span></text:p>
      <text:p text:style-name="P1"/>
      <text:p text:style-name="P3">&lt;Picture goes here&gt;</text:p>
      <text:p text:style-name="P3"/>
      <text:p text:style-name="P3"/>
      <text:p text:style-name="P1"/>
      <text:p text:style-name="P2">As can be observed in the equation <text:span text:style-name="T3">and picture </text:span>above \todo{fix the reference for this equation}, the basic operations involved in the filter calculations are multiplication, addition and single delay. <text:s/><text:span text:style-name="T3">The picture also captures the feed forward nature of the FIR filters, all arrows are facing towards the output.</text:span> Due to multiplications, <text:s/>the underlying DSP system needs to have sufficient precision to support the desired application. To implement higher order filters more coefficients and thus more multiplication operations are needed. <text:s/>Therefore, if the throughput through the filter is not to suffer excessively, the multiplications in the target system needs to be fast. Additions is also commonplace in filter operations. While not as demanding when it comes to precision, they still need to be fast to not decrease throughput. These operations are often combined in MAC units (multiply-accumulate), <text:span text:style-name="T2">offered by some DSP processors. Lastly, the unit delay provides one sample delay . This is accomplished by using a temporary memory slot, one for each unit delay. It follows that a FIR filter with M coefficients needs M-1 memory slots. When a new sample becomes available, newer samples is shifted to an memory slot that stores a sample that is one sample older. The number of coefficients is rarely above 50 and thus the number of unit delays is kept at 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03-12T11:03:07.559305917</meta:creation-date>
    <dc:date>2014-03-12T13:00:01.270042750</dc:date>
    <dc:creator>Daniel </dc:creator>
    <meta:editing-duration>PT55M43S</meta:editing-duration>
    <meta:editing-cycles>1</meta:editing-cycles>
    <meta:document-statistic meta:table-count="0" meta:image-count="0" meta:object-count="0" meta:page-count="1" meta:paragraph-count="9" meta:word-count="324" meta:character-count="2003" meta:non-whitespace-character-count="1682"/>
    <meta:generator>LibreOffice/4.1.3.2$Linux_X86_64 LibreOffice_project/410m0$Build-2</meta:generator>
  </office:meta>
</office:document-meta>
</file>